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right="-1.10pt" fo:margin-bottom="10.00pt">
        <style:tab-stops>
          <style:tab-stop style:position="411.80pt"/>
        </style:tab-stops>
      </style:paragraph-properties>
    </style:style>
  </office:automatic-styles>
  <office:body>
    <office:text>
      <text:p text:style-name="P1"><text:span text:style-name="T1">WORK EXPERIENCE</text:span></text:p>
      <text:p text:style-name="P1"><text:span text:style-name="T1">- I<text:s text:c="2"/>worked as a main Teacher( math/science) almost 7 to 8 years<text:s text:c="2"/>in India.</text:span></text:p>
      <text:p text:style-name="P1"><text:span text:style-name="T1">-<text:s text:c="2"/>Here I worked as a store fornt worker in a food company for almost 6 years. </text:span></text:p>
      <text:p text:style-name="P1"><text:span text:style-name="T1">- I worked in a child care centre as a Assistance teacher<text:s text:c="2"/>for around 2 years.</text:span></text:p>
      <text:p text:style-name="P1"><text:span text:style-name="T1">- currently I am working as a Educational Assistance<text:s text:c="2"/>for a<text:s text:c="2"/>school board since 2016 to continue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-<text:s/>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